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 style:parent-style-name="Graphics">
      <style:graphic-properties draw:fill="none" draw:stroke="non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 style:parent-style-name="Graphics">
      <style:graphic-properties draw:fill="none" draw:stroke="none" draw:image-opacity="71%"/>
    </style:style>
    <style:style style:family="graphic" style:name="a389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Group 17" draw:id="id63">
          <svg:title/>
          <svg:desc/>
          <draw:g draw:name="Group 11" draw:id="id64">
            <svg:title/>
            <svg:desc/>
            <draw:frame draw:id="id67" draw:style-name="a388" draw:name="Picture 8" svg:x="5.23152in" svg:y="2.39979in" svg:width="2.22917in" svg:height="0.63333in" style:rel-width="scale" style:rel-height="scale">
              <draw:image xlink:href="media/image1.png" xlink:type="simple" xlink:show="embed" xlink:actuate="onLoad"/>
              <svg:title/>
              <svg:desc>A close up of a logo

Description automatically generated</svg:desc>
            </draw:frame>
            <draw:frame draw:id="id68" draw:style-name="a389" draw:name="Picture 4" svg:x="5.52763in" svg:y="2.48832in" svg:width="0.08357in" svg:height="0.18607in" style:rel-width="scale" style:rel-height="scale">
              <draw:image xlink:href="media/image2.gif" xlink:type="simple" xlink:show="embed" xlink:actuate="onLoad"/>
              <svg:title/>
              <svg:desc/>
            </draw:frame>
            <draw:frame draw:id="id69" draw:style-name="a390" draw:name="Picture 6" svg:x="7.25356in" svg:y="2.48832in" svg:width="0.08357in" svg:height="0.18607in" style:rel-width="scale" style:rel-height="scale">
              <draw:image xlink:href="media/image3.gif" xlink:type="simple" xlink:show="embed" xlink:actuate="onLoad"/>
              <svg:title/>
              <svg:desc/>
            </draw:frame>
            <draw:frame draw:id="id70" draw:style-name="a391" draw:name="Picture 9" svg:x="5.52763in" svg:y="2.84705in" svg:width="0.08357in" svg:height="0.18607in" style:rel-width="scale" style:rel-height="scale">
              <draw:image xlink:href="media/image2.gif" xlink:type="simple" xlink:show="embed" xlink:actuate="onLoad"/>
              <svg:title/>
              <svg:desc/>
            </draw:frame>
            <draw:frame draw:id="id71" draw:style-name="a392" draw:name="Picture 10" svg:x="7.25356in" svg:y="2.84705in" svg:width="0.08357in" svg:height="0.18607in" style:rel-width="scale" style:rel-height="scale">
              <draw:image xlink:href="media/image3.gif" xlink:type="simple" xlink:show="embed" xlink:actuate="onLoad"/>
              <svg:title/>
              <svg:desc/>
            </draw:frame>
          </draw:g>
          <draw:frame draw:id="id65" draw:style-name="a384" draw:name="TextBox 14" svg:x="5.71703in" svg:y="2.1349in" svg:width="1.47472in" svg:height="0.70684in">
            <draw:text-box>
              <text:p text:style-name="a383" text:class-names="" text:cond-style-name=""><text:span text:style-name="a381" text:class-names="">kube</text:span><text:span text:style-name="a382" text:class-names=""/></text:p>
            </draw:text-box>
            <svg:title/>
            <svg:desc/>
          </draw:frame>
          <draw:frame draw:id="id66" draw:style-name="a387" draw:name="TextBox 16" svg:x="5.86241in" svg:y="2.54649in" svg:width="1.47472in" svg:height="0.70684in">
            <draw:text-box>
              <text:p text:style-name="a386" text:class-names="" text:cond-style-name=""><text:span text:style-name="a385" text:class-names="">dev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ube dev</dc:title>
    <meta:initial-creator>Simone Romano</meta:initial-creator>
    <dc:creator>Simone Romano</dc:creator>
    <meta:creation-date>2020-03-10T09:58:15Z</meta:creation-date>
    <dc:date>2020-03-10T10:14:34Z</dc:date>
    <meta:editing-cycles>1</meta:editing-cycles>
    <meta:editing-duration>PT978S</meta:editing-duration>
    <meta:document-statistic meta:paragraph-count="2" meta:word-count="2"/>
  </office:meta>
</office:document-meta>
</file>